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7.978cm" style:page-number="auto" table:align="right"/>
    </style:style>
    <style:style style:name="Таблица2.A" style:family="table-column">
      <style:table-column-properties style:column-width="4.397cm"/>
    </style:style>
    <style:style style:name="Таблица2.B" style:family="table-column">
      <style:table-column-properties style:column-width="13.58cm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a53a0"/>
    </style:style>
    <style:style style:name="P2" style:family="paragraph" style:parent-style-name="Содержимое_20_таблицы_20_по_20_центру">
      <style:text-properties officeooo:rsid="0017c942" officeooo:paragraph-rsid="000a53a0"/>
    </style:style>
    <style:style style:name="P3" style:family="paragraph" style:parent-style-name="Содержимое_20_таблицы_20_по_20_центру">
      <style:text-properties officeooo:rsid="00196614" officeooo:paragraph-rsid="000a53a0"/>
    </style:style>
    <style:style style:name="P4" style:family="paragraph" style:parent-style-name="Standard">
      <style:text-properties officeooo:rsid="000a53a0" officeooo:paragraph-rsid="000a53a0"/>
    </style:style>
    <style:style style:name="P5" style:family="paragraph" style:parent-style-name="Title">
      <style:text-properties officeooo:rsid="0015098b" officeooo:paragraph-rsid="000a53a0"/>
    </style:style>
    <style:style style:name="P6" style:family="paragraph" style:parent-style-name="Standard">
      <style:text-properties officeooo:paragraph-rsid="000a53a0"/>
    </style:style>
    <style:style style:name="P7" style:family="paragraph" style:parent-style-name="Subtitle">
      <style:text-properties officeooo:paragraph-rsid="000a53a0"/>
    </style:style>
    <style:style style:name="P8" style:family="paragraph" style:parent-style-name="Table_20_Contents">
      <style:text-properties officeooo:rsid="0015098b" officeooo:paragraph-rsid="000a53a0"/>
    </style:style>
    <style:style style:name="P9" style:family="paragraph" style:parent-style-name="Table_20_Contents">
      <style:text-properties officeooo:paragraph-rsid="000a53a0"/>
    </style:style>
    <style:style style:name="P10" style:family="paragraph" style:parent-style-name="Содержимое_20_таблицы_20_по_20_центру">
      <style:text-properties fo:language="ru" fo:country="RU" officeooo:rsid="00057a0e" officeooo:paragraph-rsid="000a53a0"/>
    </style:style>
    <style:style style:name="P11" style:family="paragraph" style:parent-style-name="Примечание">
      <style:text-properties officeooo:paragraph-rsid="000a53a0"/>
    </style:style>
    <style:style style:name="P12" style:family="paragraph" style:parent-style-name="Примечание">
      <style:text-properties officeooo:rsid="0015098b" officeooo:paragraph-rsid="000a53a0"/>
    </style:style>
    <style:style style:name="P13" style:family="paragraph" style:parent-style-name="Standard">
      <style:text-properties fo:language="ru" fo:country="RU" officeooo:rsid="00129a3f" officeooo:paragraph-rsid="000a53a0"/>
    </style:style>
    <style:style style:name="P14" style:family="paragraph" style:parent-style-name="Standard">
      <style:text-properties fo:language="en" fo:country="US" officeooo:rsid="00164d26" officeooo:paragraph-rsid="000a53a0"/>
    </style:style>
    <style:style style:name="P15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text-align="start" style:justify-single-word="false"/>
      <style:text-properties fo:language="ru" fo:country="RU" officeooo:rsid="0023e910" officeooo:paragraph-rsid="000a53a0"/>
    </style:style>
    <style:style style:name="T1" style:family="text">
      <style:text-properties fo:language="en" fo:country="US" officeooo:rsid="00164d26"/>
    </style:style>
    <style:style style:name="T2" style:family="text">
      <style:text-properties fo:language="ru" fo:country="RU" officeooo:rsid="000a53a0"/>
    </style:style>
    <style:style style:name="T3" style:family="text">
      <style:text-properties fo:language="en" fo:country="US" officeooo:rsid="0015098b"/>
    </style:style>
    <style:style style:name="T4" style:family="text">
      <style:text-properties fo:language="ru" fo:country="RU" officeooo:rsid="00206a77"/>
    </style:style>
    <style:style style:name="T5" style:family="text">
      <style:text-properties fo:language="ru" fo:country="RU" officeooo:rsid="00194abe"/>
    </style:style>
    <style:style style:name="T6" style:family="text">
      <style:text-properties fo:language="en" fo:country="US" officeooo:rsid="00194abe"/>
    </style:style>
    <style:style style:name="T7" style:family="text">
      <style:text-properties officeooo:rsid="000a53a0"/>
    </style:style>
    <style:style style:name="T8" style:family="text">
      <style:text-properties officeooo:rsid="000ba163"/>
    </style:style>
    <style:style style:name="T9" style:family="text">
      <style:text-properties fo:language="en" fo:country="US" officeooo:rsid="000ba163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3">Защита информации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">ОТЧЕТ<text:line-break/>о лабораторной работе № <text:span text:style-name="T1">1</text:span><text:span text:style-name="T2">3</text:span></text:p>
      <text:p text:style-name="P6"/>
      <text:p text:style-name="P7"><text:span text:style-name="T3">«</text:span><text:span text:style-name="T4">Виртуальное окружение</text:span><text:span text:style-name="T5"> </text:span><text:span text:style-name="T6">Python</text:span><text:span text:style-name="T3">»</text:span></text:p>
      <text:p text:style-name="P6"/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1">4</text:span>9</text:p>
          </table:table-cell>
          <table:table-cell table:style-name="Таблица3.A1" office:value-type="string">
            <text:p text:style-name="P9"/>
          </table:table-cell>
          <table:table-cell table:style-name="Таблица3.B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B1" office:value-type="string">
            <text:p text:style-name="P10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группа)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подпись)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P9"/>
          </table:table-cell>
          <table:table-cell table:style-name="Таблица3.B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подпись)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>(И.О. Фамилия)</text:p>
          </table:table-cell>
        </table:table-row>
      </table:table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5"><text:a xlink:type="simple" xlink:href="#__RefHeading___Toc1247_2508171050" office:name="Постановка задачи" text:style-name="Index_20_Link" text:visited-style-name="Index_20_Link">Постановка задачи<text:tab/>3</text:a></text:p>
          <text:p text:style-name="P15"><text:a xlink:type="simple" xlink:href="#__RefHeading___Toc1249_2508171050" office:name="Теоретическая часть" text:style-name="Index_20_Link" text:visited-style-name="Index_20_Link">Теоретическая часть<text:tab/>3</text:a></text:p>
          <text:p text:style-name="P15"><text:a xlink:type="simple" xlink:href="#__RefHeading___Toc1251_2508171050" office:name="Листинг программы" text:style-name="Index_20_Link" text:visited-style-name="Index_20_Link">Листинг программы<text:tab/>3</text:a></text:p>
          <text:p text:style-name="P15"><text:a xlink:type="simple" xlink:href="#__RefHeading___Toc1253_2508171050" office:name="Результат работы программы" text:style-name="Index_20_Link" text:visited-style-name="Index_20_Link">Результат работы программы<text:tab/>4</text:a></text:p>
          <text:p text:style-name="P15"><text:a xlink:type="simple" xlink:href="#__RefHeading___Toc1255_2508171050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1247_2508171050"/><text:soft-page-break/>Постановка задачи<text:bookmark-end text:name="__RefHeading___Toc1247_2508171050"/></text:h>
      <text:p text:style-name="P14"><text:s/>В соответствии с заданием к лабораторной работе №13 необходимо выполнить следующие задачи:</text:p>
      <text:p text:style-name="P14"><text:s/>1. Создать и активировать собственное виртуальное окружение для каталога с лабораторной работой №13.</text:p>
      <text:p text:style-name="P14"><text:s/>2. Установить использовавшиеся в лабораторной работе №9 пакеты LLVMlite и RPLY.</text:p>
      <text:p text:style-name="P14"><text:s/>3. Перенести программу из лабораторной работы №9 в каталог лабораторной работы №13 и запустить её.</text:p>
      <text:p text:style-name="P14"><text:s/>4. Сформировать файл requirements.txt для переноса проекта.</text:p>
      <text:p text:style-name="P14"/>
      <text:h text:style-name="Heading_20_1" text:outline-level="1"><text:bookmark-start text:name="__RefHeading___Toc1249_2508171050"/>Теоретическая часть<text:bookmark-end text:name="__RefHeading___Toc1249_2508171050"/></text:h>
      <text:p text:style-name="P14"><text:s/>Виртуальное окружение (virtual environment) в Python — это изолированная среда, которая позволяет управлять зависимостями проекта отдельно от глобальной установки Python. Это необходимо, когда разные проекты требуют разных версий одних и тех же пакетов, или когда нужно избежать конфликтов между пакетами.</text:p>
      <text:p text:style-name="P14"><text:s/>Основные команды для работы с виртуальным окружением:</text:p>
      <text:p text:style-name="P14"><text:s/>- Создание окружения: python -m venv venv</text:p>
      <text:p text:style-name="P14"><text:s/>- Активация окружения (Windows): venv\Scripts\activate</text:p>
      <text:p text:style-name="P14"><text:s/>- Активация окружения (Linux/Mac): source venv/bin/activate</text:p>
      <text:p text:style-name="P14"><text:s/>- Деактивация окружения: deactivate</text:p>
      <text:p text:style-name="P14"><text:s/>- Установка пакетов: pip install &lt;package_name&gt;</text:p>
      <text:p text:style-name="P14"><text:s/>- Создание файла зависимостей: pip freeze &gt; requirements.txt</text:p>
      <text:p text:style-name="P14"><text:s/>- Установка зависимостей из файла: pip install -r requirements.txt</text:p>
      <text:p text:style-name="P14"/>
      <text:p text:style-name="P14"><text:s/>В данной работе используются следующие пакеты:</text:p>
      <text:p text:style-name="P14"><text:s/>- LLVMlite (llvmlite): легковесная обертка вокруг LLVM, используется для генерации машинного кода и JIT-компиляции.</text:p>
      <text:p text:style-name="P14"><text:s/>- RPLY: аналог lex и yacc для Python, используется для создания лексических анализаторов и парсеров.</text:p>
      <text:p text:style-name="P14"/>
      <text:h text:style-name="Heading_20_1" text:outline-level="1"><text:bookmark-start text:name="__RefHeading___Toc1251_2508171050"/>Листинг программы<text:bookmark-end text:name="__RefHeading___Toc1251_2508171050"/></text:h>
      <text:p text:style-name="P14"><text:s/>Исходный код программы (листинг) размещен в репозитории GitHub по адресу:</text:p>
      <text:p text:style-name="P14"><text:s/>https://github.com/<text:span text:style-name="T7">MRKoret</text:span>/BMSTU_Python_<text:span text:style-name="T7">LebedevAV</text:span></text:p>
      <text:p text:style-name="P14"/>
      <text:p text:style-name="P14"><text:s/></text:p>
      <text:p text:style-name="P14"/>
      <text:p text:style-name="P14"/>
      <text:p text:style-name="P14"><text:soft-page-break/></text:p>
      <text:p text:style-name="P14"/>
      <text:p text:style-name="P14">Структура каталога лабораторной работы №13:</text:p>
      <text:p text:style-name="P14"><text:s/>dir_laboratory_work_13/</text:p>
      <text:p text:style-name="P14"><text:s/>├── venv/ <text:s text:c="24"/># Виртуальное окружение</text:p>
      <text:p text:style-name="P14"><text:s/>│ <text:s text:c="2"/>├── Include/</text:p>
      <text:p text:style-name="P14"><text:s/>│ <text:s text:c="2"/>├── Lib/</text:p>
      <text:p text:style-name="P14"><text:s/>│ <text:s text:c="2"/>├── Scripts/</text:p>
      <text:p text:style-name="P14"><text:s/>│ <text:s text:c="2"/>├── .gitignore</text:p>
      <text:p text:style-name="P14"><text:s/>│ <text:s text:c="2"/>└── pyvenv.cfg</text:p>
      <text:p text:style-name="P14"><text:s/>├── requirements.txt <text:s text:c="13"/># Файл зависимостей</text:p>
      <text:p text:style-name="P14"><text:s/>└── dir_laboratory_work_09_13/ <text:s text:c="2"/># Перенесенная программа из лабы №9</text:p>
      <text:p text:style-name="P14"><text:s text:c="5"/>├── ast.py</text:p>
      <text:p text:style-name="P14"><text:s text:c="5"/>├── codegen.py</text:p>
      <text:p text:style-name="P14"><text:s text:c="5"/>├── lexer.py</text:p>
      <text:p text:style-name="P14"><text:s text:c="5"/>├── parser.py</text:p>
      <text:p text:style-name="P14"><text:s text:c="5"/>├── main.py</text:p>
      <text:p text:style-name="P14"><text:s text:c="5"/>└── laboratory_report_09.odt</text:p>
      <text:p text:style-name="P14"/>
      <text:p text:style-name="P14"><text:s/>Содержание файла requirements.txt:</text:p>
      <text:p text:style-name="P14"><text:s/>appdirs==1.4.4</text:p>
      <text:p text:style-name="P14"><text:s/>llvmlite==0.47.0</text:p>
      <text:p text:style-name="P14"><text:s/>rply==0.7.8</text:p>
      <text:p text:style-name="P14"/>
      <text:p text:style-name="P14"><text:s/>Программа, перенесенная из лабораторной работы №9, представляет собой реализацию лексического анализатора, парсера и генератора кода с использованием библиотек RPLY и LLVMlite. Основные модули:</text:p>
      <text:p text:style-name="P14"><text:s/>- lexer.py: лексический анализатор, разбивающий исходный код на токены.</text:p>
      <text:p text:style-name="P14"><text:s/>- parser.py: парсер, строящий абстрактное синтаксическое дерево (AST) на основе токенов.</text:p>
      <text:p text:style-name="P14"><text:s/>- ast.py: определение классов узлов абстрактного синтаксического дерева.</text:p>
      <text:p text:style-name="P14"><text:s/>- codegen.py: генерация LLVM-кода из AST с использованием llvmlite.</text:p>
      <text:p text:style-name="P14"><text:s/>- main.py: точка входа в программу, объединяющая все модули.</text:p>
      <text:p text:style-name="P14"/>
      <text:h text:style-name="Heading_20_1" text:outline-level="1"><text:bookmark-start text:name="__RefHeading___Toc1253_2508171050"/>Результат работы программы<text:bookmark-end text:name="__RefHeading___Toc1253_2508171050"/></text:h>
      <text:p text:style-name="P16">1. Виртуальное окружение создано и активировано.</text:p>
      <text:p text:style-name="P16">2. Пакеты llvmlite и rply успешно установлены.</text:p>
      <text:p text:style-name="P16">3. Программа из лабораторной работы №9 перенесена и запущена, результат работы — вычисление <text:span text:style-name="T8">суммы и произведения заданных значений. </text:span></text:p>
      <text:p text:style-name="P16">4. Создан файл requirements.txt для воспроизведения окружения.</text:p>
      <text:p text:style-name="P16"><text:soft-page-break/>Проверка переносимости проекта.</text:p>
      <text:p text:style-name="P16">Чтобы развернуть проект на другом компьютере, необходимо:</text:p>
      <text:p text:style-name="P16"/>
      <text:p text:style-name="P16">1. Скопировать каталог <text:span text:style-name="T9">dir_</text:span>laboratory_work_13 (без папки venv)</text:p>
      <text:p text:style-name="P16">2. Создать виртуальное окружение: python -m venv venv</text:p>
      <text:p text:style-name="P16">3. Активировать окружение: source venv/bin/activate</text:p>
      <text:p text:style-name="P16">4. Установить зависимости: pip install -r requirements.txt</text:p>
      <text:p text:style-name="P16">5. Запустить программу: python main.py test.prg</text:p>
      <text:p text:style-name="P14"/>
      <text:h text:style-name="Heading_20_1" text:outline-level="1"><text:bookmark-start text:name="__RefHeading___Toc1255_2508171050"/>Список использованной литературы и материалов<text:bookmark-end text:name="__RefHeading___Toc1255_2508171050"/></text:h>
      <text:p text:style-name="P14"><text:s text:c="4"/>1. 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<text:p text:style-name="P14"><text:s text:c="4"/>2. Брюс М. Ван Хорн II, Куан Нгуен. PyCharm: профессиональная работа на Python / пер. с англ. И.Л. Люско. – М.:ДМК Пресс, 2024. – 618 с.: ил.</text:p>
      <text:p text:style-name="P14"><text:s text:c="4"/>3. Welcome to python.org. — Текст : электронный // The official home of the Python Programming Language : [сайт]. — URL: https://www.python.org/ (дата обращения: 14.09.2025).</text:p>
      <text:p text:style-name="P14"><text:s text:c="4"/>4. Git. — Текст : электронный // Git : [сайт]. — URL: https://git-scm.com/ (дата обращения: 14.09.2025).</text:p>
      <text:p text:style-name="P14"><text:s text:c="4"/>5. GitHub. — Текст : электронный // GitHub : [сайт]. — URL: https://github.com/ (дата обращения: 14.09.2025).</text:p>
      <text:p text:style-name="P14"><text:s text:c="4"/>6. PyCharm: The only Python IDE you need. — Текст : электронный // JetBrains: Essential tools for software developers and teams : [сайт]. — URL: https://www.jetbrains.com/pycharm/ (дата обращения: 14.09.2025).</text:p>
      <text:p text:style-name="P14"><text:s text:c="4"/>7. llvmlite documentation. — Текст : электронный // llvmlite : [сайт]. — URL: https://llvmlite.readthedocs.io/ (дата обращения: 14.09.2025).</text:p>
      <text:p text:style-name="P14"><text:s text:c="4"/>8. RPLY documentation. — Текст : электронный // RPLY : [сайт]. — URL: https://rply.readthedocs.io/ (дата обращения: 14.09.2025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7.999cm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fo:language="en" fo:country="US" officeooo:rsid="00164d26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<text:span text:style-name="MT1">6</text:span></text:p>
      </style:footer>
    </style:master-page>
    <style:master-page style:name="First_20_Page" style:display-name="First Page" style:page-layout-name="Mpm3" draw:style-name="Mdp1" style:next-style-name="Standard">
      <style:header>
        <text:p text:style-name="MP1"><text:bookmark-start text:name="PageNumWizard_HEADER_Первая страница2 Копия 1"/><text:page-number text:select-page="current">2</text:page-number><text:bookmark-end text:name="PageNumWizard_HEADER_Первая страница2 Копия 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08:35:58.972795200</meta:creation-date>
    <dc:date>2026-04-10T08:53:48.348834800</dc:date>
    <meta:editing-duration>PT7M25S</meta:editing-duration>
    <meta:editing-cycles>1</meta:editing-cycles>
    <meta:document-statistic meta:table-count="3" meta:image-count="1" meta:object-count="0" meta:page-count="5" meta:paragraph-count="98" meta:word-count="661" meta:character-count="5332" meta:non-whitespace-character-count="4597"/>
    <meta:generator>LibreOffice/25.8.5.2$Windows_X86_64 LibreOffice_project/9c8b85f387cc00a89945a79c9e6239f32e450ac2</meta:generator>
  </office:meta>
</office:document-meta>
</file>